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32ec3" officeooo:paragraph-rsid="00132ec3"/>
    </style:style>
    <style:style style:name="P2" style:family="paragraph" style:parent-style-name="Heading_20_1">
      <style:text-properties officeooo:rsid="0014da11" officeooo:paragraph-rsid="0014da11"/>
    </style:style>
    <style:style style:name="P3" style:family="paragraph" style:parent-style-name="Heading_20_2">
      <style:text-properties officeooo:rsid="00174f8d" officeooo:paragraph-rsid="00174f8d"/>
    </style:style>
    <style:style style:name="P4" style:family="paragraph" style:parent-style-name="Subtitle">
      <style:text-properties officeooo:rsid="00132ec3" officeooo:paragraph-rsid="00132ec3"/>
    </style:style>
    <style:style style:name="P5" style:family="paragraph" style:parent-style-name="Text_20_body">
      <style:text-properties officeooo:rsid="00132ec3" officeooo:paragraph-rsid="00132ec3"/>
    </style:style>
    <style:style style:name="P6" style:family="paragraph" style:parent-style-name="Text_20_body">
      <style:text-properties officeooo:paragraph-rsid="00132ec3"/>
    </style:style>
    <style:style style:name="P7" style:family="paragraph" style:parent-style-name="Text_20_body">
      <style:text-properties officeooo:paragraph-rsid="0014da11"/>
    </style:style>
    <style:style style:name="P8" style:family="paragraph" style:parent-style-name="Text_20_body">
      <style:text-properties officeooo:paragraph-rsid="00174f8d"/>
    </style:style>
    <style:style style:name="P9" style:family="paragraph" style:parent-style-name="Title">
      <style:text-properties officeooo:rsid="00132ec3" officeooo:paragraph-rsid="00132ec3"/>
    </style:style>
    <style:style style:name="T1" style:family="text">
      <style:text-properties officeooo:rsid="00132ec3"/>
    </style:style>
    <style:style style:name="T2" style:family="text">
      <style:text-properties officeooo:rsid="00135301"/>
    </style:style>
    <style:style style:name="T3" style:family="text">
      <style:text-properties officeooo:rsid="0014da11"/>
    </style:style>
    <style:style style:name="T4" style:family="text">
      <style:text-properties fo:font-weight="bold" style:font-weight-asian="bold" style:font-weight-complex="bold"/>
    </style:style>
    <style:style style:name="T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dde-connection-decl office:name="soffice1" office:dde-application="soffice" office:dde-topic="/home/snelzing/Documents/Learning Linux kernel" office:dde-item="__DdeLink__235_4208823157" office:automatic-update="true"/>
      </text:dde-connection-decls>
      <text:p text:style-name="P9">Learning the Linux Kernel</text:p>
      <text:p text:style-name="P4">Written by ChatGPT, Edited by Shelby Elzinga</text:p>
      <text:p text:style-name="P5"/>
      <text:h text:style-name="P1" text:outline-level="1">A Note on Objects in C:</text:h>
      <text:p text:style-name="P6">In C, the term "object" does not refer to objects in the object-oriented programming (OOP) sense that you might encounter in languages like C++, Java, or Python. Instead, in the context of C, "object" typically refers to a region of memory that holds data, which can be a variable, structure, array, or any other data construct. The term "object" in C predates the widespread use of object-oriented programming and has a different meaning.</text:p>
      <text:p text:style-name="P6">Here's a clarification of the term "object" in C:</text:p>
      <text:p text:style-name="P6">1. **Data Object**: In C, an "object" is a data object. It's a region of memory that can hold a value of a specific data type. For example, a variable of type `int`, a structure, or an array can all be considered data objects.</text:p>
      <text:p text:style-name="P6">2. **Data Structures**: C allows you to define custom data structures using `struct`. These structures can contain multiple data objects of different types. While C doesn't have the class-based inheritance and encapsulation of OOP, it does provide a way to group related data objects together.</text:p>
      <text:p text:style-name="P6">3. **Pointers**: C also allows you to work with pointers, which are variables that store memory addresses. You can use pointers to access and manipulate data objects indirectly.</text:p>
      <text:p text:style-name="P6">4. **Functions**: In C, functions can be thought of as objects as well. Functions are blocks of code that can be called and executed, and they often operate on data objects.</text:p>
      <text:p text:style-name="P6">5. **Limited Abstraction**: C provides a limited form of abstraction compared to OOP languages. While you can't define classes with methods and encapsulation in C, you can still encapsulate data and behavior within functions and structures.</text:p>
      <text:p text:style-name="P6">In the code you provided, the term "object" is used to refer to instances of various data structures, such as `struct file`, `struct vfsmount`, `struct pid_namespace`, `struct bsd_acct_struct`, and `struct fs_pin`. These are not objects in the OOP sense but rather instances of data structures that store information and provide a way to organize and manipulate data within the C programming paradigm.</text:p>
      <text:p text:style-name="P6">In summary, when working with C, "object" does not imply the same level of abstraction and encapsulation as in OOP languages, and it simply refers to data constructs and data structures used in the code.</text:p>
      <text:h text:style-name="P1" text:outline-level="1"><text:bookmark-start text:name="__DdeLink__235_4208823157"/>Cloning the Linux Kernel<text:bookmark-end text:name="__DdeLink__235_4208823157"/></text:h>
      <text:p text:style-name="P5">Cloning the Linux kernel source code is a common task for developers who want to work on or modify <text:soft-page-break/>the kernel. Here are the steps to clone the Linux kernel source code and start working on it:</text:p>
      <text:p text:style-name="P5">1. **Prepare Your Development Environment:**</text:p>
      <text:p text:style-name="P5"><text:s text:c="3"/>Before you start, ensure that you have a development environment set up on your Linux system. This includes installing essential development tools like GCC, make, and Git. You can typically install these tools using your distribution's package manager. For example, on Debian/Ubuntu-based systems, you can use:</text:p>
      <text:p text:style-name="P5"><text:s text:c="3"/>```bash</text:p>
      <text:p text:style-name="P5"><text:s text:c="3"/>sudo apt-get install build-essential git</text:p>
      <text:p text:style-name="P5"><text:s text:c="3"/>```</text:p>
      <text:p text:style-name="P5">2. **Choose a Location:**</text:p>
      <text:p text:style-name="P5"><text:s text:c="3"/>Decide where you want to store the Linux kernel source code on your system. Choose a directory with enough disk space, as the kernel source code can be quite large.</text:p>
      <text:p text:style-name="P5">3. **Clone the Linux Kernel Repository:**</text:p>
      <text:p text:style-name="P5"><text:s text:c="3"/>To clone the Linux kernel source code, you need to use Git. The official Linux kernel repository is hosted on kernel.org. Run the following command to clone the repository:</text:p>
      <text:p text:style-name="P5"><text:s text:c="3"/>```bash</text:p>
      <text:p text:style-name="P5"><text:s text:c="3"/>git clone https://github.com/torvalds/linux.git</text:p>
      <text:p text:style-name="P5"><text:s text:c="3"/>```</text:p>
      <text:p text:style-name="P5"><text:s text:c="3"/>This command will clone the latest version of the kernel, which is maintained by Linus Torvalds. You can also choose a specific version or branch by specifying it in the URL. For example, to clone the 5.10 stable branch:</text:p>
      <text:p text:style-name="P5"><text:s text:c="3"/>```bash</text:p>
      <text:p text:style-name="P5"><text:s text:c="3"/>git clone -b linux-5.10.y https://github.com/torvalds/linux.git</text:p>
      <text:p text:style-name="P5"><text:s text:c="3"/>```</text:p>
      <text:p text:style-name="P5">4. **Navigate to the Kernel Source Directory:**</text:p>
      <text:p text:style-name="P5"><text:s text:c="3"/>Change your current directory to the newly cloned kernel source code:</text:p>
      <text:p text:style-name="P5"><text:s text:c="3"/>```bash</text:p>
      <text:p text:style-name="P5"><text:s text:c="3"/>cd linux</text:p>
      <text:p text:style-name="P5"><text:s text:c="3"/>```</text:p>
      <text:p text:style-name="P5">5. **Configure the Kernel:**</text:p>
      <text:p text:style-name="P5"><text:s text:c="3"/>Before you can start making changes to the kernel, you need to configure it. You can use one of the following methods:</text:p>
      <text:p text:style-name="P5"><text:soft-page-break/><text:s text:c="3"/>a. **Make a Configuration based on your system's current configuration:**</text:p>
      <text:p text:style-name="P5"><text:s text:c="6"/>This method copies the current configuration from your running kernel.</text:p>
      <text:p text:style-name="P5"><text:s text:c="6"/>```bash</text:p>
      <text:p text:style-name="P5"><text:s text:c="6"/>make oldconfig</text:p>
      <text:p text:style-name="P5"><text:s text:c="6"/>```</text:p>
      <text:p text:style-name="P5"><text:s text:c="3"/>b. **Use a Graphical Configuration Tool:**</text:p>
      <text:p text:style-name="P5"><text:s text:c="6"/>If you prefer a graphical interface, you can use a tool like `menuconfig`:</text:p>
      <text:p text:style-name="P5"><text:s text:c="6"/>```bash</text:p>
      <text:p text:style-name="P5"><text:s text:c="6"/>make menuconfig</text:p>
      <text:p text:style-name="P5"><text:s text:c="6"/>```</text:p>
      <text:p text:style-name="P5"><text:s text:c="3"/>c. **Manually Edit the Configuration File:**</text:p>
      <text:p text:style-name="P5"><text:s text:c="6"/>You can manually edit the kernel configuration file located at `.config` in the kernel source directory.</text:p>
      <text:p text:style-name="P5">6. **Make Your Changes:**</text:p>
      <text:p text:style-name="P5"><text:s text:c="3"/>Now you can make your desired changes to the kernel source code. You can use any text editor or integrated development environment (IDE) that you prefer.</text:p>
      <text:p text:style-name="P5">7. **Compile the Kernel:**</text:p>
      <text:p text:style-name="P5"><text:s text:c="3"/>After making changes, compile the kernel using the `make` command:</text:p>
      <text:p text:style-name="P5"><text:s text:c="3"/>```bash</text:p>
      <text:p text:style-name="P5"><text:s text:c="3"/>make -jX</text:p>
      <text:p text:style-name="P5"><text:s text:c="3"/>```</text:p>
      <text:p text:style-name="P5"><text:s text:c="3"/>Replace `X` with the number of CPU cores you want to use for compilation to speed up the process.</text:p>
      <text:p text:style-name="P5">8. **Install the New Kernel:**</text:p>
      <text:p text:style-name="P5"><text:s text:c="3"/>After successful compilation, install the new kernel:</text:p>
      <text:p text:style-name="P5"><text:s text:c="3"/>```bash</text:p>
      <text:p text:style-name="P5"><text:s text:c="3"/>sudo make modules_install</text:p>
      <text:p text:style-name="P5"><text:s text:c="3"/>sudo make install</text:p>
      <text:p text:style-name="P5"><text:s text:c="3"/>```</text:p>
      <text:p text:style-name="P5">9. **Update the Boot Loader:**</text:p>
      <text:p text:style-name="P5"><text:s text:c="3"/>Depending on your Linux distribution and bootloader (e.g., GRUB), you may need to update the bootloader configuration to include the new kernel.</text:p>
      <text:p text:style-name="P5"><text:soft-page-break/></text:p>
      <text:p text:style-name="P5">10. **Reboot:**</text:p>
      <text:p text:style-name="P5"><text:s text:c="4"/>Reboot your system to use the newly compiled kernel.</text:p>
      <text:p text:style-name="P6"><text:span text:style-name="T1">Remember that working on the Linux kernel requires a good understanding of kernel development and can potentially impact the stability and functionality of your system. Always be cautious when making changes to the kernel source code, and test thoroughly in a controlled environment.</text:span></text:p>
      <text:h text:style-name="Heading_20_1" text:outline-level="1">Directory Index</text:h>
      <text:p text:style-name="P5">Here are all the directories <text:span text:style-name="T2">and summaries </text:span>in the Linux kernel when you pull it down as specified in<text:a xlink:type="simple" xlink:href="#2.Cloning the Linux Kernel|outline" text:style-name="Internet_20_link" text:visited-style-name="Visited_20_Internet_20_Link"><text:dde-connection text:connection-name="soffice1">﻿Cloning the Linux Kernel</text:dde-connection></text:a><text:a xlink:type="simple" xlink:href="#2.Cloning the Linux Kernel|outline" text:style-name="Internet_20_link" text:visited-style-name="Visited_20_Internet_20_Link">:</text:a></text:p>
      <text:p text:style-name="P5">1. **.**: The root directory of the repository, typically contains various configuration and build-related files.</text:p>
      <text:p text:style-name="P5">2. **..**: The parent directory.</text:p>
      <text:p text:style-name="P5">3. **arch**: Contains architecture-specific code, headers, and configurations for various CPU architectures supported by the Linux kernel, such as x86, ARM, MIPS, etc.</text:p>
      <text:p text:style-name="P5">4. **block**: Contains block I/O subsystem code and drivers for block devices (e.g., hard drives, SSDs).</text:p>
      <text:p text:style-name="P5">5. **certs**: Directory for storing trusted X.509 certificates used for module signing.</text:p>
      <text:p text:style-name="P5">6. **.clang-format**: A configuration file for the Clang code formatting tool.</text:p>
      <text:p text:style-name="P5">7. **.cocciconfig**: Configuration file for the Coccinelle program, used for automated code refactoring.</text:p>
      <text:p text:style-name="P5">8. **COPYING**: The GNU General Public License (GPL), which governs the distribution and use of the Linux kernel.</text:p>
      <text:p text:style-name="P5">9. **CREDITS**: A file acknowledging contributors to the Linux kernel.</text:p>
      <text:p text:style-name="P5">10. **crypto**: Contains cryptographic algorithms and drivers used for encryption and security within the kernel.</text:p>
      <text:p text:style-name="P5">11. **Documentation**: A directory containing documentation and documentation build scripts for the Linux kernel.</text:p>
      <text:p text:style-name="P5">12. **drivers**: Contains device drivers for various hardware components, such as graphics cards, network adapters, storage controllers, etc.</text:p>
      <text:p text:style-name="P5">13. **fs**: Contains the code for the file system-related components of the kernel, including support for different file systems like ext4, NFS, etc.</text:p>
      <text:p text:style-name="P5">14. **.get_maintainer.ignore**: A configuration file for the get_maintainer script, which helps identify maintainers of specific code sections.</text:p>
      <text:p text:style-name="P5"><text:soft-page-break/>15. **.git**: The Git version control system directory containing repository information.</text:p>
      <text:p text:style-name="P5">16. **.gitattributes**: Configuration file for Git attributes, specifying how files are treated in version control.</text:p>
      <text:p text:style-name="P5">17. **.gitignore**: A list of patterns for files and directories that Git should ignore when tracking changes.</text:p>
      <text:p text:style-name="P5">18. **include**: Contains kernel header files used for interfacing with user-space programs and other parts of the kernel.</text:p>
      <text:p text:style-name="P5">19. **init**: Contains the initialization code and scripts that set up the kernel's initial state during boot.</text:p>
      <text:p text:style-name="P5">20. **io_uring**: Code related to asynchronous I/O and the io_uring subsystem.</text:p>
      <text:p text:style-name="P5">21. **ipc**: Contains interprocess communication (IPC) code and mechanisms used for communication between processes.</text:p>
      <text:p text:style-name="P5">22. **Kbuild**: The build configuration file for the kernel's build system.</text:p>
      <text:p text:style-name="P5">23. **Kconfig**: Configuration files for the kernel's build-time configuration menu system.</text:p>
      <text:p text:style-name="P5">24. **kernel**: Contains core kernel code, including process management, system calls, and other essential components.</text:p>
      <text:p text:style-name="P5">25. **lib**: General-purpose library code used throughout the kernel.</text:p>
      <text:p text:style-name="P5">26. **LICENSES**: Contains various open source licenses used within the Linux kernel source code.</text:p>
      <text:p text:style-name="P5">27. **.mailmap**: A mapping file used for canonicalizing author and contributor names.</text:p>
      <text:p text:style-name="P5">28. **MAINTAINERS**: A file listing the maintainers of various parts of the Linux kernel source code.</text:p>
      <text:p text:style-name="P5">29. **Makefile**: The main Makefile used for building the kernel.</text:p>
      <text:p text:style-name="P5">30. **mm**: Contains memory management code and subsystems, including page allocation and virtual memory management.</text:p>
      <text:p text:style-name="P5">31. **net**: Contains network-related code and drivers for networking hardware.</text:p>
      <text:p text:style-name="P5">32. **README**: A brief README file that provides introductory information about the kernel source tree.</text:p>
      <text:p text:style-name="P5">33. **rust**: Code related to the use of the Rust programming language within the kernel.</text:p>
      <text:p text:style-name="P5">34. **.rustfmt.toml**: Configuration file for the Rust code formatting tool (rustfmt).</text:p>
      <text:p text:style-name="P5">35. **samples**: Contains example code and scripts that demonstrate various kernel features and capabilities.</text:p>
      <text:p text:style-name="P5">36. **scripts**: Contains various scripts used for kernel development, configuration, and testing.</text:p>
      <text:p text:style-name="P5">37. **security**: Code related to security features and mechanisms within the kernel.</text:p>
      <text:p text:style-name="P5"><text:soft-page-break/>38. **sound**: Contains sound card drivers and audio-related code.</text:p>
      <text:p text:style-name="P5">39. **tools**: Contains user-space tools and utilities for interacting with and analyzing the kernel.</text:p>
      <text:p text:style-name="P5">40. **usr**: A directory for storing user-mode helper programs used by the kernel.</text:p>
      <text:p text:style-name="P5">41. **virt**: Contains code related to virtualization, including support for virtual machines.</text:p>
      <text:p text:style-name="P5">Each of these directories plays a specific role in the organization and structure of the Linux kernel source code. Different parts of the kernel are divided into these directories to facilitate development, maintenance, and understanding of the codebase.</text:p>
      <text:h text:style-name="P2" text:outline-level="1">Revving Up The Engine:</text:h>
      <text:p text:style-name="P7">In the Linux kernel source code, the file responsible for starting the kernel's execution is typically the `arch/x86/boot/header.S` (or a similar file for other architectures). This file contains the initial assembly code that sets up the environment for the kernel and starts its execution.</text:p>
      <text:p text:style-name="P7">The specific file may vary depending on the architecture you are targeting. For example:</text:p>
      <text:p text:style-name="P7">- For x86 architecture (32-bit), it's typically `arch/x86/boot/header.S`.</text:p>
      <text:p text:style-name="P7">- For x86_64 architecture (64-bit), it's often `arch/x86/boot/header_64.S`.</text:p>
      <text:p text:style-name="P7">- For ARM architecture, it might be `arch/arm/boot/head.S`.</text:p>
      <text:p text:style-name="P7">- For ARM64 architecture, it could be `arch/arm64/boot/startup.S`.</text:p>
      <text:p text:style-name="P7">- For other architectures, there are similar files tailored to that architecture.</text:p>
      <text:p text:style-name="P7">These assembly files set up essential components such as the <text:a xlink:type="simple" xlink:href="#5.0.0.1.Global Descriptor Table (GDT) - |outline" text:style-name="Internet_20_link" text:visited-style-name="Visited_20_Internet_20_Link">Global Descriptor Table (GDT)</text:a>, interrupt descriptor tables (IDT), stack pointers, and other hardware-specific configurations. After the initial setup, control is passed to the kernel's main entry point, which is typically located in `arch/x86/kernel/head_32.S` (for 32-bit x86) or `arch/x86/kernel/head_64.S` (for 64-bit x86).</text:p>
      <text:p text:style-name="P7">The kernel's main entry point is usually a C function named `start_kernel()` defined in a C source file, such as `init/main.c`. This function initializes the kernel's data structures, starts the initialization process, and eventually brings the kernel to its main execution loop.</text:p>
      <text:p text:style-name="P7">It's important to note that the kernel startup process is highly architecture-dependent, so the exact files and code involved may vary between different CPU architectures. However, the files mentioned above provide a general starting point for understanding how the Linux kernel starts its execution.</text:p>
      <text:h text:style-name="Heading_20_1" text:outline-level="1">Understanding the Actual Kernel <text:span text:style-name="T3">(as in, its directory)</text:span></text:h>
      <text:h text:style-name="P3" text:outline-level="2">Handling Compatibility Between 32-bit and 64-bit Architectures (campat.c):</text:h>
      <text:p text:style-name="P8">This code is a part of the Linux kernel's compatibility support for running 32-bit applications on a 64-bit kernel. It provides compatibility routines to handle certain system calls and data structures that <text:soft-page-break/>differ between 32-bit and 64-bit processes. Let's break down the key components and functions in this code:</text:p>
      <text:p text:style-name="P8">1. **Header Includes**: This code includes various Linux kernel header files necessary for its functionality, such as `linux/linkage.h`, `linux/compat.h`, `linux/errno.h`, `linux/time.h`, and others. These headers provide definitions for data structures and functions used in the code.</text:p>
      <text:p text:style-name="P8">2. **Compatibility for `sigprocmask`**: The code defines a compatibility implementation of the `sigprocmask` system call using `COMPAT_SYSCALL_DEFINE3`. This system call is used for manipulating the signal mask of a process. It translates between the older `compat_old_sigset_t` type used by 32-bit processes and the modern `sigset_t` type used by 64-bit processes.</text:p>
      <text:p text:style-name="P8">3. **Compatibility for `sched_setaffinity` and `sched_getaffinity`**: These functions provide compatibility support for setting and getting CPU affinity masks for a process. They translate between 32-bit and 64-bit data structures.</text:p>
      <text:p text:style-name="P8">4. **Compatibility for `get_compat_sigevent`**: This function is used to retrieve a `struct sigevent` from a `struct compat_sigevent __user *`. It handles copying data from user space to kernel space.</text:p>
      <text:p text:style-name="P8">5. **Compatibility for Bitmaps**: The code includes functions `compat_get_bitmap` and `compat_put_bitmap` for converting between bitmaps in 32-bit user space and kernel space. These functions deal with the alignment and copying of bitmaps.</text:p>
      <text:p text:style-name="P8">6. **Compatibility for `get_compat_sigset`**: This function is used to convert a 32-bit `compat_sigset_t` to a `sigset_t`. It handles endianness differences between architectures.</text:p>
      <text:p text:style-name="P8">Overall, this code is a part of the Linux kernel's compatibility layer, which allows 32-bit applications to run on 64-bit kernels by translating between different data structures and system calls used by the two architectures. It ensures that older 32-bit programs can interface with the 64-bit kernel seamlessl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lossary:</text:p>
      <text:h text:style-name="Heading_20_4" text:outline-level="4">Global Descriptor Table (GDT) - </text:h>
      <text:p text:style-name="Text_20_body">The Global Descriptor Table (GDT) is a data structure used in the x86 and x86-64 architecture (commonly referred to as IA-32 and AMD64, respectively) to define memory segments and access privileges for those segments. The GDT plays a crucial role in memory segmentation and protection mechanisms, which are essential for the security and proper functioning of the operating system and user applications.</text:p>
      <text:p text:style-name="Text_20_body">Here are key aspects of the <text:span text:style-name="T4">Global Descriptor Table </text:span>(GDT):</text:p>
      <text:p text:style-name="Text_20_body">1. <text:span text:style-name="T4">Segmentation</text:span>: Historically, x86 processors used memory segmentation to divide the physical memory into logical segments, each with its own base address and limit. These segments could be used to isolate different parts of the operating system and user-space applications. However, modern operating systems, including Linux, typically use a flat memory model with paging instead of segmentation for memory management.</text:p>
      <text:p text:style-name="Text_20_body"><text:soft-page-break/>2. <text:span text:style-name="T4">Segment Descriptors</text:span>: The GDT contains segment descriptors, which are data structures defining the attributes of memory segments. Each descriptor includes information such as the base address of the segment, the segment's size limit, access permissions (read/write/execute), and privilege levels (ring levels). There are different types of descriptors, including code, data, system, and task descriptors.</text:p>
      <text:p text:style-name="Text_20_body">3. <text:span text:style-name="T4">Protection</text:span>: The GDT enforces memory protection and access control. It prevents user-level code from accessing kernel memory and provides various levels of privilege (often referred to as privilege rings or protection rings). In a typical x86 system, there are four privilege levels (0 to 3), with level 0 being the most privileged (kernel mode) and level 3 being the least privileged (user mode).</text:p>
      <text:p text:style-name="Text_20_body">4. <text:span text:style-name="T4">Context Switching</text:span>: The GDT plays a role in context switching between different processes or threads. When the CPU switches from one process to another, it changes the value of the segment registers to point to the new process's GDT entries. This allows processes to have their own memory isolation and privilege levels.</text:p>
      <text:p text:style-name="Text_20_body">5. <text:span text:style-name="T4">64-bit Mode</text:span>: In 64-bit x86-64 systems, the GDT is still used for some purposes, but memory segmentation is less relevant due to the adoption of a flat memory model with paging. Most segmentation-related tasks are handled by the Long Mode (64-bit mode) segment descriptors and the Interrupt Descriptor Table (IDT).</text:p>
      <text:p text:style-name="Text_20_body">6. <text:span text:style-name="T4">User vs. Kernel Segments</text:span>: The GDT typically includes separate segments for user-mode and kernel-mode code and data. This separation ensures that user applications cannot directly access kernel memory or execute kernel code.</text:p>
      <text:p text:style-name="Text_20_body">While the GDT remains an important data structure for configuring segment-related settings in the x86 architecture, its role has evolved over time. Modern operating systems, including Linux, rely more on paging mechanisms for memory management and protection. However, the GDT remains a fundamental part of the x86 architecture and is configured during system boot to provide essential memory protection and privilege sepa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7T20:25:16.186457306</dc:date>
    <meta:editing-duration>PT18M10S</meta:editing-duration>
    <meta:editing-cycles>4</meta:editing-cycles>
    <meta:generator>LibreOffice/7.3.7.2$Linux_X86_64 LibreOffice_project/30$Build-2</meta:generator>
    <meta:document-statistic meta:table-count="0" meta:image-count="0" meta:object-count="0" meta:page-count="9" meta:paragraph-count="144" meta:word-count="2519" meta:character-count="17069" meta:non-whitespace-character-count="14536"/>
  </office:meta>
</office:document-meta>
</file>